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6831" officeooo:paragraph-rsid="00116831"/>
    </style:style>
    <style:style style:name="P2" style:family="paragraph" style:parent-style-name="Table_20_Contents">
      <style:text-properties officeooo:rsid="001208fc" officeooo:paragraph-rsid="001208fc"/>
    </style:style>
    <style:style style:name="P3" style:family="paragraph" style:parent-style-name="Standard">
      <style:text-properties officeooo:rsid="0012d936" officeooo:paragraph-rsid="0012d936"/>
    </style:style>
    <style:style style:name="P4" style:family="paragraph" style:parent-style-name="Standard">
      <style:text-properties officeooo:rsid="001472fc" officeooo:paragraph-rsid="001472fc"/>
    </style:style>
    <style:style style:name="P5" style:family="paragraph" style:parent-style-name="Standard">
      <style:text-properties officeooo:rsid="001649e4" officeooo:paragraph-rsid="001649e4"/>
    </style:style>
    <style:style style:name="P6" style:family="paragraph" style:parent-style-name="Standard">
      <style:text-properties officeooo:rsid="0017785a" officeooo:paragraph-rsid="0017785a"/>
    </style:style>
    <style:style style:name="P7" style:family="paragraph" style:parent-style-name="Standard" style:list-style-name="L2">
      <style:text-properties officeooo:rsid="0017785a" officeooo:paragraph-rsid="0017785a"/>
    </style:style>
    <style:style style:name="P8" style:family="paragraph" style:parent-style-name="Standard" style:list-style-name="L2">
      <style:text-properties officeooo:rsid="0017785a" officeooo:paragraph-rsid="001a9669"/>
    </style:style>
    <style:style style:name="P9" style:family="paragraph" style:parent-style-name="Standard" style:list-style-name="L2">
      <style:text-properties style:font-name="Times New Roman" fo:font-size="13pt" officeooo:rsid="001a9669" officeooo:paragraph-rsid="001a9669" style:font-size-asian="13pt" style:font-size-complex="13pt"/>
    </style:style>
    <style:style style:name="P10" style:family="paragraph" style:parent-style-name="Standard" style:list-style-name="L2">
      <style:text-properties officeooo:rsid="001a9669" officeooo:paragraph-rsid="001a9669"/>
    </style:style>
    <style:style style:name="P11" style:family="paragraph" style:parent-style-name="Standard">
      <style:text-properties officeooo:rsid="001c26c8" officeooo:paragraph-rsid="001c26c8"/>
    </style:style>
    <style:style style:name="P12" style:family="paragraph" style:parent-style-name="Standard">
      <style:text-properties officeooo:rsid="001d2e79" officeooo:paragraph-rsid="001d2e79"/>
    </style:style>
    <style:style style:name="P13" style:family="paragraph" style:parent-style-name="Standard">
      <style:text-properties officeooo:paragraph-rsid="001d2e79"/>
    </style:style>
    <style:style style:name="T1" style:family="text">
      <style:text-properties officeooo:rsid="00116831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1208fc"/>
    </style:style>
    <style:style style:name="T5" style:family="text">
      <style:text-properties officeooo:rsid="001649e4"/>
    </style:style>
    <style:style style:name="T6" style:family="text">
      <style:text-properties officeooo:rsid="0017785a"/>
    </style:style>
    <style:style style:name="T7" style:family="text">
      <style:text-properties officeooo:rsid="001c26c8"/>
    </style:style>
    <style:style style:name="T8" style:family="text">
      <style:text-properties officeooo:rsid="001d2e79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1">VARIABLES</text:p>
          </table:table-cell>
          <table:table-cell table:style-name="Tabla1.A1" office:value-type="string">
            <text:p text:style-name="P1">TAMAÑO</text:p>
          </table:table-cell>
          <table:table-cell table:style-name="Tabla1.A1" office:value-type="string">
            <text:p text:style-name="P1">VALORES</text:p>
          </table:table-cell>
          <table:table-cell table:style-name="Tabla1.D1" office:value-type="string">
            <text:p text:style-name="P1">TIPO</text:p>
          </table:table-cell>
        </table:table-row>
        <table:table-row>
          <table:table-cell table:style-name="Tabla1.A2" office:value-type="string">
            <text:p text:style-name="P1">byte</text:p>
          </table:table-cell>
          <table:table-cell table:style-name="Tabla1.A2" office:value-type="string">
            <text:p text:style-name="P1">8 bits</text:p>
          </table:table-cell>
          <table:table-cell table:style-name="Tabla1.A2" office:value-type="string">
            <text:p text:style-name="Table_20_Contents">-12<text:span text:style-name="T1">8 a +128</text:span></text:p>
          </table:table-cell>
          <table:table-cell table:style-name="Tabla1.D2" office:value-type="string">
            <text:p text:style-name="P2">Entero corto</text:p>
          </table:table-cell>
        </table:table-row>
        <table:table-row>
          <table:table-cell table:style-name="Tabla1.A2" office:value-type="string">
            <text:p text:style-name="P1">short</text:p>
          </table:table-cell>
          <table:table-cell table:style-name="Tabla1.A2" office:value-type="string">
            <text:p text:style-name="P1">16 bits</text:p>
          </table:table-cell>
          <table:table-cell table:style-name="Tabla1.A2" office:value-type="string">
            <text:p text:style-name="P1">-32768 a +32767</text:p>
          </table:table-cell>
          <table:table-cell table:style-name="Tabla1.D2" office:value-type="string">
            <text:p text:style-name="P2">Entero</text:p>
          </table:table-cell>
        </table:table-row>
        <table:table-row>
          <table:table-cell table:style-name="Tabla1.A2" office:value-type="string">
            <text:p text:style-name="P1">int</text:p>
          </table:table-cell>
          <table:table-cell table:style-name="Tabla1.A2" office:value-type="string">
            <text:p text:style-name="P1">32 bits</text:p>
          </table:table-cell>
          <table:table-cell table:style-name="Tabla1.A2" office:value-type="string">
            <text:p text:style-name="P1">-2<text:span text:style-name="T2">31</text:span><text:span text:style-name="T3"> a 2</text:span><text:span text:style-name="T2">31</text:span><text:span text:style-name="T3">-1</text:span></text:p>
          </table:table-cell>
          <table:table-cell table:style-name="Tabla1.D2" office:value-type="string">
            <text:p text:style-name="P2">Entero largo</text:p>
          </table:table-cell>
        </table:table-row>
        <table:table-row>
          <table:table-cell table:style-name="Tabla1.A2" office:value-type="string">
            <text:p text:style-name="P1">long</text:p>
          </table:table-cell>
          <table:table-cell table:style-name="Tabla1.A2" office:value-type="string">
            <text:p text:style-name="P1">64 bits</text:p>
          </table:table-cell>
          <table:table-cell table:style-name="Tabla1.A2" office:value-type="string">
            <text:p text:style-name="P1">-2<text:span text:style-name="T2">63</text:span><text:span text:style-name="T3"> a 2</text:span><text:span text:style-name="T2">63</text:span><text:span text:style-name="T3">-1</text:span></text:p>
          </table:table-cell>
          <table:table-cell table:style-name="Tabla1.D2" office:value-type="string">
            <text:p text:style-name="P2">Entero largo</text:p>
          </table:table-cell>
        </table:table-row>
        <table:table-row>
          <table:table-cell table:style-name="Tabla1.A2" office:value-type="string">
            <text:p text:style-name="P1">float</text:p>
          </table:table-cell>
          <table:table-cell table:style-name="Tabla1.A2" office:value-type="string">
            <text:p text:style-name="P1">32 bits</text:p>
          </table:table-cell>
          <table:table-cell table:style-name="Tabla1.A2" office:value-type="string">
            <text:p text:style-name="P1">-3,402823e38 a 3,402823e38 </text:p>
          </table:table-cell>
          <table:table-cell table:style-name="Tabla1.D2" office:value-type="string">
            <text:p text:style-name="P2">Decimal simple</text:p>
          </table:table-cell>
        </table:table-row>
        <table:table-row>
          <table:table-cell table:style-name="Tabla1.A2" office:value-type="string">
            <text:p text:style-name="P1">double</text:p>
          </table:table-cell>
          <table:table-cell table:style-name="Tabla1.A2" office:value-type="string">
            <text:p text:style-name="P1">64 bits</text:p>
          </table:table-cell>
          <table:table-cell table:style-name="Tabla1.A2" office:value-type="string">
            <text:p text:style-name="Table_20_Contents"><text:span text:style-name="T4">-</text:span>1,79769313486232e308 a 1,79769313486232e308 </text:p>
          </table:table-cell>
          <table:table-cell table:style-name="Tabla1.D2" office:value-type="string">
            <text:p text:style-name="P2">Decimal doble</text:p>
          </table:table-cell>
        </table:table-row>
        <table:table-row>
          <table:table-cell table:style-name="Tabla1.A2" office:value-type="string">
            <text:p text:style-name="P1">boolean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">True, false</text:p>
          </table:table-cell>
          <table:table-cell table:style-name="Tabla1.D2" office:value-type="string">
            <text:p text:style-name="P2">0,1</text:p>
          </table:table-cell>
        </table:table-row>
        <table:table-row>
          <table:table-cell table:style-name="Tabla1.A2" office:value-type="string">
            <text:p text:style-name="P1">chart</text:p>
          </table:table-cell>
          <table:table-cell table:style-name="Tabla1.A2" office:value-type="string">
            <text:p text:style-name="P1">16 bits</text:p>
          </table:table-cell>
          <table:table-cell table:style-name="Tabla1.A2" office:value-type="string">
            <text:p text:style-name="P1">\u0000 a \uffff</text:p>
          </table:table-cell>
          <table:table-cell table:style-name="Tabla1.D2" office:value-type="string">
            <text:p text:style-name="P2">Carácter Unicode</text:p>
          </table:table-cell>
        </table:table-row>
      </table:table>
      <text:p text:style-name="Standard"/>
      <text:p text:style-name="Standard"/>
      <text:p text:style-name="Standard"/>
      <text:p text:style-name="P4"><text:span text:style-name="T6">5. </text:span>El resultado de las operación no está incluido entre los valores expresable con la variable byte, por tanto forzando java con el casting nos devuelve un resultado equivocado. <text:span text:style-name="T5">Sin embargo podemos expresarlo sin problema utilizando la variable int</text:span></text:p>
      <text:p text:style-name="P4"/>
      <text:p text:style-name="P5"><text:span text:style-name="T6">6.</text:span> El casting float es necesario para que no lo interprete por defecto con un double</text:p>
      <text:p text:style-name="P5"/>
      <text:p text:style-name="P6">7. Nos da error porque en la misma clase hemos declarado dos veces la misma variable con valores diferentes.</text:p>
      <text:p text:style-name="P6"/>
      <text:p text:style-name="P6">8.</text:p>
      <text:list xml:id="list357884873889147536" text:style-name="L2">
        <text:list-item>
          <text:p text:style-name="P7">El tamaño del tipo boolean no está explícitamente definido; sólo se especifica que debe ser capaz de tomar los valores true o false.</text:p>
          <text:p text:style-name="P10"/>
          <text:p text:style-name="P10">Verdadero.</text:p>
          <text:p text:style-name="P10"/>
        </text:list-item>
        <text:list-item>
          <text:p text:style-name="P7">Todos los tipos numéricos tienen signo, de forma que es inútil tratar de utilizar tipos sin signo.</text:p>
          <text:p text:style-name="P10"/>
          <text:p text:style-name="P10">Verdadero</text:p>
          <text:p text:style-name="P7"/>
        </text:list-item>
        <text:list-item>
          <text:p text:style-name="P7">El ámbito determina tanto la visibilidad como la vida de los nombres definidos dentro. <text:s/>Se delimita mediante corchetes []</text:p>
          <text:p text:style-name="P10"/>
          <text:p text:style-name="P10">Falso</text:p>
          <text:p text:style-name="P7"/>
        </text:list-item>
        <text:list-item>
          <text:p text:style-name="P7">La <text:s/>asignación <text:s/>de <text:s/>una <text:s/>variable <text:s/>dentro <text:s/>de <text:s/>un <text:s/>ámbito <text:s/>se <text:s/>mantiene <text:s/>fuera <text:s/>del ámbito.</text:p>
          <text:p text:style-name="P10"/>
          <text:p text:style-name="P10">Falso</text:p>
          <text:p text:style-name="P7"/>
        </text:list-item>
        <text:list-item>
          <text:p text:style-name="P8">Una variable definida dentro de un ámbito está disponible también fuera de su ámbito.</text:p>
          <text:p text:style-name="P8"/>
          <text:p text:style-name="P10">Falso</text:p>
        </text:list-item>
        <text:list-item>
          <text:p text:style-name="P7"><text:soft-page-break/>Java permite convertir (casting) cualquier tipo primitivo en cualquier otro tipo, excepto boolean, que no permite ninguna conversión</text:p>
          <text:p text:style-name="P10"/>
          <text:p text:style-name="P10">Verdadero</text:p>
          <text:p text:style-name="P7"/>
        </text:list-item>
        <text:list-item>
          <text:p text:style-name="P9">Java convierte automáticamente un <text:s/>tipo <text:s/>de <text:s/>datos <text:s/>en <text:s/>otro <text:s/>cuando <text:s/>sea adecuado (de int a float, p.ej.)</text:p>
          <text:p text:style-name="P9"/>
          <text:p text:style-name="P9">Verdadero</text:p>
          <text:p text:style-name="P9"/>
        </text:list-item>
        <text:list-item>
          <text:p text:style-name="P9">Con las conversiones reductoras (de float <text:s/>a int, p.ej.) nunca se corre el riesgo de perder información</text:p>
          <text:p text:style-name="P9"/>
          <text:p text:style-name="P9">Falso.</text:p>
          <text:p text:style-name="P9"/>
        </text:list-item>
        <text:list-item>
          <text:p text:style-name="P9">Hay representación literal de números binarios en Java.</text:p>
          <text:p text:style-name="P9"/>
          <text:p text:style-name="P9">Falso</text:p>
          <text:p text:style-name="P9"/>
        </text:list-item>
        <text:list-item>
          <text:p text:style-name="P9">Los sufijos de double, float y long pueden aparecer tanto en mayúsculas como en minúsculas: 0d, 0D, 0f,0F,0l,0L.</text:p>
          <text:p text:style-name="P9"/>
          <text:p text:style-name="P9">Verdadero</text:p>
          <text:p text:style-name="P9"/>
        </text:list-item>
        <text:list-item>
          <text:p text:style-name="P9">El prefijo hexadecimal 0x siempre ha de ir en minúsculas</text:p>
          <text:p text:style-name="P9"/>
          <text:p text:style-name="P9">Falso</text:p>
        </text:list-item>
      </text:list>
      <text:p text:style-name="P3"/>
      <text:p text:style-name="P11">9. Asignando un valor fuera de rango dará error. Sin embargo podemos resolverlo <text:s/>forzando java con un casting o simplemente cambiando la variable con una más oportuna.</text:p>
      <text:p text:style-name="P11"/>
      <text:p text:style-name="P13"><text:span text:style-name="T7">11. Se puede declar una variable sin un valor definido, sin embargo non se puede predecir el valor que se le asignará.</text:span></text:p>
      <text:p text:style-name="P13"/>
      <text:p text:style-name="P13"><text:span text:style-name="T8">12. Declaración de un valor fuera de rango.</text:span></text:p>
      <text:p text:style-name="P12">Declaración de la misma variable mas veces</text:p>
      <text:p text:style-name="P12">Declaración de los mismos valores para dos variables distintas en la misma clasa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08:16:29.279000000</meta:creation-date>
    <dc:date>2017-10-04T19:59:42.973000000</dc:date>
    <meta:editing-duration>PT1H51M53S</meta:editing-duration>
    <meta:editing-cycles>5</meta:editing-cycles>
    <meta:generator>LibreOffice/5.2.3.3$Windows_x86 LibreOffice_project/d54a8868f08a7b39642414cf2c8ef2f228f780cf</meta:generator>
    <meta:document-statistic meta:table-count="1" meta:image-count="0" meta:object-count="0" meta:page-count="2" meta:paragraph-count="66" meta:word-count="412" meta:character-count="2431" meta:non-whitespace-character-count="2072"/>
  </office:meta>
</office:document-meta>
</file>